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ntSubstitutio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ntSubstitution.getFromQualif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ntSubstitution.FontSubstitution( FontQualifier fromQualifier , FontQualifier toQualifi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ntSubstitution.getToQualif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